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0.678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1.1984in"/>
    </style:style>
    <style:style style:name="co6" style:family="table-column">
      <style:table-column-properties fo:break-before="auto" style:column-width="1.0866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2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>
            <text:p>NxN Matrix Multiplication</text:p>
          </table:table-cell>
          <table:table-cell table:number-columns-repeated="11"/>
        </table:table-row>
        <table:table-row table:style-name="ro1">
          <table:table-cell office:value-type="string">
            <text:p>single precision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Core i5-3570k</text:p>
          </table:table-cell>
          <table:table-cell office:value-type="string">
            <text:p>GeForce GTX 560 Ti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numpy implementation</text:p>
          </table:table-cell>
          <table:table-cell/>
          <table:table-cell table:style-name="ce1" office:value-type="string" table:number-columns-spanned="2" table:number-rows-spanned="1">
            <text:p>time (s)</text:p>
          </table:table-cell>
          <table:covered-table-cell table:style-name="ce1"/>
          <table:table-cell/>
          <table:table-cell table:style-name="ce1" office:value-type="string" table:number-columns-spanned="2" table:number-rows-spanned="1">
            <text:p>GFLOPS</text:p>
          </table:table-cell>
          <table:covered-table-cell table:style-name="ce1"/>
          <table:table-cell table:number-columns-repeated="3"/>
        </table:table-row>
        <table:table-row table:style-name="ro1">
          <table:table-cell office:value-type="string">
            <text:p>N</text:p>
          </table:table-cell>
          <table:table-cell office:value-type="string">
            <text:p>data size (MB)</text:p>
          </table:table-cell>
          <table:table-cell office:value-type="string">
            <text:p>operations</text:p>
          </table:table-cell>
          <table:table-cell office:value-type="string">
            <text:p>intensity</text:p>
          </table:table-cell>
          <table:table-cell office:value-type="string">
            <text:p>cpu</text:p>
          </table:table-cell>
          <table:table-cell office:value-type="string">
            <text:p>cuda-py</text:p>
          </table:table-cell>
          <table:table-cell office:value-type="string">
            <text:p>cuda-c</text:p>
          </table:table-cell>
          <table:table-cell office:value-type="string">
            <text:p>cpu</text:p>
          </table:table-cell>
          <table:table-cell office:value-type="string">
            <text:p>cuda-py</text:p>
          </table:table-cell>
          <table:table-cell office:value-type="string">
            <text:p>cuda-py speedup</text:p>
          </table:table-cell>
          <table:table-cell office:value-type="string">
            <text:p>cuda-c speedup</text:p>
          </table:table-cell>
          <table:table-cell office:value-type="string">
            <text:p>cuda-py/cuda-c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table:formula="of:=4*[.A6]*[.A6]*3/2^20" office:value-type="float" office:value="1.171875">
            <text:p>1.171875</text:p>
          </table:table-cell>
          <table:table-cell table:formula="of:=3*[.A6]*[.A6]*[.A6]" office:value-type="float" office:value="98304000">
            <text:p>98304000</text:p>
          </table:table-cell>
          <table:table-cell table:formula="of:=[.C6]/(3*[.A6]*[.A6])" office:value-type="float" office:value="320">
            <text:p>320</text:p>
          </table:table-cell>
          <table:table-cell office:value-type="float" office:value="0.00496">
            <text:p>0.00496</text:p>
          </table:table-cell>
          <table:table-cell office:value-type="float" office:value="0.0034">
            <text:p>0.0034</text:p>
          </table:table-cell>
          <table:table-cell office:value-type="float" office:value="0.06">
            <text:p>0.06</text:p>
          </table:table-cell>
          <table:table-cell table:style-name="ce3" table:formula="of:=[.$C6]/[.E6]/2^30" office:value-type="float" office:value="18.4582125756048">
            <text:p>18.46</text:p>
          </table:table-cell>
          <table:table-cell table:style-name="ce3" table:formula="of:=[.$C6]/[.F6]/2^30" office:value-type="float" office:value="26.9272748161765">
            <text:p>26.93</text:p>
          </table:table-cell>
          <table:table-cell table:style-name="ce3" table:formula="of:=[.I6]/[.H6]" office:value-type="float" office:value="1.45882352941176">
            <text:p>1.46</text:p>
          </table:table-cell>
          <table:table-cell table:style-name="ce3" table:formula="of:=[.E6]/[.G6]" office:value-type="float" office:value="0.0826666666666667">
            <text:p>0.08</text:p>
          </table:table-cell>
          <table:table-cell table:style-name="ce3" table:formula="of:=[.J6]/[.K6]" office:value-type="float" office:value="17.6470588235294">
            <text:p>17.65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table:formula="of:=4*[.A7]*[.A7]*3/2^20" office:value-type="float" office:value="4.6875">
            <text:p>4.6875</text:p>
          </table:table-cell>
          <table:table-cell table:formula="of:=3*[.A7]*[.A7]*[.A7]" office:value-type="float" office:value="786432000">
            <text:p>786432000</text:p>
          </table:table-cell>
          <table:table-cell table:formula="of:=[.C7]/(3*[.A7]*[.A7])" office:value-type="float" office:value="640">
            <text:p>640</text:p>
          </table:table-cell>
          <table:table-cell office:value-type="float" office:value="0.0433">
            <text:p>0.0433</text:p>
          </table:table-cell>
          <table:table-cell office:value-type="float" office:value="0.015">
            <text:p>0.015</text:p>
          </table:table-cell>
          <table:table-cell office:value-type="float" office:value="0.07">
            <text:p>0.07</text:p>
          </table:table-cell>
          <table:table-cell table:style-name="ce3" table:formula="of:=[.$C7]/[.E7]/2^30" office:value-type="float" office:value="16.9150548498845">
            <text:p>16.92</text:p>
          </table:table-cell>
          <table:table-cell table:style-name="ce3" table:formula="of:=[.$C7]/[.F7]/2^30" office:value-type="float" office:value="48.828125">
            <text:p>48.83</text:p>
          </table:table-cell>
          <table:table-cell table:style-name="ce3" table:formula="of:=[.I7]/[.H7]" office:value-type="float" office:value="2.88666666666667">
            <text:p>2.89</text:p>
          </table:table-cell>
          <table:table-cell table:style-name="ce3" table:formula="of:=[.E7]/[.G7]" office:value-type="float" office:value="0.618571428571429">
            <text:p>0.62</text:p>
          </table:table-cell>
          <table:table-cell table:style-name="ce3" table:formula="of:=[.J7]/[.K7]" office:value-type="float" office:value="4.66666666666667">
            <text:p>4.67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table:formula="of:=4*[.A8]*[.A8]*3/2^20" office:value-type="float" office:value="10.546875">
            <text:p>10.546875</text:p>
          </table:table-cell>
          <table:table-cell table:formula="of:=3*[.A8]*[.A8]*[.A8]" office:value-type="float" office:value="2654208000">
            <text:p>2654208000</text:p>
          </table:table-cell>
          <table:table-cell table:formula="of:=[.C8]/(3*[.A8]*[.A8])" office:value-type="float" office:value="960">
            <text:p>960</text:p>
          </table:table-cell>
          <table:table-cell office:value-type="float" office:value="0.13">
            <text:p>0.13</text:p>
          </table:table-cell>
          <table:table-cell office:value-type="float" office:value="0.047">
            <text:p>0.047</text:p>
          </table:table-cell>
          <table:table-cell office:value-type="float" office:value="0.09">
            <text:p>0.09</text:p>
          </table:table-cell>
          <table:table-cell table:style-name="ce3" table:formula="of:=[.$C8]/[.E8]/2^30" office:value-type="float" office:value="19.0147986778846">
            <text:p>19.01</text:p>
          </table:table-cell>
          <table:table-cell table:style-name="ce3" table:formula="of:=[.$C8]/[.F8]/2^30" office:value-type="float" office:value="52.5941240026596">
            <text:p>52.59</text:p>
          </table:table-cell>
          <table:table-cell table:style-name="ce3" table:formula="of:=[.I8]/[.H8]" office:value-type="float" office:value="2.76595744680851">
            <text:p>2.77</text:p>
          </table:table-cell>
          <table:table-cell table:style-name="ce3" table:formula="of:=[.E8]/[.G8]" office:value-type="float" office:value="1.44444444444444">
            <text:p>1.44</text:p>
          </table:table-cell>
          <table:table-cell table:style-name="ce3" table:formula="of:=[.J8]/[.K8]" office:value-type="float" office:value="1.91489361702128">
            <text:p>1.91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table:formula="of:=4*[.A9]*[.A9]*3/2^20" office:value-type="float" office:value="29.296875">
            <text:p>29.296875</text:p>
          </table:table-cell>
          <table:table-cell table:formula="of:=3*[.A9]*[.A9]*[.A9]" office:value-type="float" office:value="12288000000">
            <text:p>12288000000</text:p>
          </table:table-cell>
          <table:table-cell table:formula="of:=[.C9]/(3*[.A9]*[.A9])" office:value-type="float" office:value="1600">
            <text:p>1600</text:p>
          </table:table-cell>
          <table:table-cell office:value-type="float" office:value="0.57">
            <text:p>0.57</text:p>
          </table:table-cell>
          <table:table-cell office:value-type="float" office:value="0.21">
            <text:p>0.21</text:p>
          </table:table-cell>
          <table:table-cell office:value-type="float" office:value="0.17">
            <text:p>0.17</text:p>
          </table:table-cell>
          <table:table-cell table:style-name="ce3" table:formula="of:=[.$C9]/[.E9]/2^30" office:value-type="float" office:value="20.0773540296053">
            <text:p>20.08</text:p>
          </table:table-cell>
          <table:table-cell table:style-name="ce3" table:formula="of:=[.$C9]/[.F9]/2^30" office:value-type="float" office:value="54.4956752232143">
            <text:p>54.50</text:p>
          </table:table-cell>
          <table:table-cell table:style-name="ce3" table:formula="of:=[.I9]/[.H9]" office:value-type="float" office:value="2.71428571428571">
            <text:p>2.71</text:p>
          </table:table-cell>
          <table:table-cell table:style-name="ce3" table:formula="of:=[.E9]/[.G9]" office:value-type="float" office:value="3.35294117647059">
            <text:p>3.35</text:p>
          </table:table-cell>
          <table:table-cell table:style-name="ce4" table:formula="of:=[.J9]/[.K9]" office:value-type="float" office:value="0.80952380952381">
            <text:p>0.81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table:formula="of:=4*[.A10]*[.A10]*3/2^20" office:value-type="float" office:value="117.1875">
            <text:p>117.1875</text:p>
          </table:table-cell>
          <table:table-cell table:formula="of:=3*[.A10]*[.A10]*[.A10]" office:value-type="float" office:value="98304000000">
            <text:p>98304000000</text:p>
          </table:table-cell>
          <table:table-cell table:formula="of:=[.C10]/(3*[.A10]*[.A10])" office:value-type="float" office:value="3200">
            <text:p>3200</text:p>
          </table:table-cell>
          <table:table-cell office:value-type="float" office:value="4.55">
            <text:p>4.55</text:p>
          </table:table-cell>
          <table:table-cell office:value-type="float" office:value="1.63">
            <text:p>1.63</text:p>
          </table:table-cell>
          <table:table-cell office:value-type="float" office:value="0.84">
            <text:p>0.84</text:p>
          </table:table-cell>
          <table:table-cell table:style-name="ce3" table:formula="of:=[.$C10]/[.E10]/2^30" office:value-type="float" office:value="20.1214800824176">
            <text:p>20.12</text:p>
          </table:table-cell>
          <table:table-cell table:style-name="ce3" table:formula="of:=[.$C10]/[.F10]/2^30" office:value-type="float" office:value="56.167321702454">
            <text:p>56.17</text:p>
          </table:table-cell>
          <table:table-cell table:style-name="ce3" table:formula="of:=[.I10]/[.H10]" office:value-type="float" office:value="2.79141104294479">
            <text:p>2.79</text:p>
          </table:table-cell>
          <table:table-cell table:style-name="ce3" table:formula="of:=[.E10]/[.G10]" office:value-type="float" office:value="5.41666666666667">
            <text:p>5.42</text:p>
          </table:table-cell>
          <table:table-cell table:style-name="ce4" table:formula="of:=[.J10]/[.K10]" office:value-type="float" office:value="0.515337423312883">
            <text:p>0.52</text:p>
          </table:table-cell>
        </table:table-row>
        <table:table-row table:style-name="ro1">
          <table:table-cell office:value-type="float" office:value="4800">
            <text:p>4800</text:p>
          </table:table-cell>
          <table:table-cell table:formula="of:=4*[.A11]*[.A11]*3/2^20" office:value-type="float" office:value="263.671875">
            <text:p>263.671875</text:p>
          </table:table-cell>
          <table:table-cell table:formula="of:=3*[.A11]*[.A11]*[.A11]" office:value-type="float" office:value="331776000000">
            <text:p>331776000000</text:p>
          </table:table-cell>
          <table:table-cell table:formula="of:=[.C11]/(3*[.A11]*[.A11])" office:value-type="float" office:value="4800">
            <text:p>4800</text:p>
          </table:table-cell>
          <table:table-cell office:value-type="float" office:value="15.33">
            <text:p>15.33</text:p>
          </table:table-cell>
          <table:table-cell office:value-type="float" office:value="5.48">
            <text:p>5.48</text:p>
          </table:table-cell>
          <table:table-cell office:value-type="float" office:value="2.66">
            <text:p>2.66</text:p>
          </table:table-cell>
          <table:table-cell table:style-name="ce3" table:formula="of:=[.$C11]/[.E11]/2^30" office:value-type="float" office:value="20.1559346715998">
            <text:p>20.16</text:p>
          </table:table-cell>
          <table:table-cell table:style-name="ce3" table:formula="of:=[.$C11]/[.F11]/2^30" office:value-type="float" office:value="56.3851238167199">
            <text:p>56.39</text:p>
          </table:table-cell>
          <table:table-cell table:style-name="ce3" table:formula="of:=[.I11]/[.H11]" office:value-type="float" office:value="2.79744525547445">
            <text:p>2.80</text:p>
          </table:table-cell>
          <table:table-cell table:style-name="ce3" table:formula="of:=[.E11]/[.G11]" office:value-type="float" office:value="5.76315789473684">
            <text:p>5.76</text:p>
          </table:table-cell>
          <table:table-cell table:style-name="ce4" table:formula="of:=[.J11]/[.K11]" office:value-type="float" office:value="0.485401459854015">
            <text:p>0.49</text:p>
          </table:table-cell>
        </table:table-row>
        <table:table-row table:style-name="ro1">
          <table:table-cell>
            <draw:frame table:end-cell-address="Sheet1.H34" table:end-x="0.5846in" table:end-y="0.0055in" draw:z-index="0" draw:style-name="gr1" draw:text-style-name="P1" svg:width="6.0394in" svg:height="3.5425in" svg:x="0.6382in" svg:y="0.1157in">
              <draw:object draw:notify-on-update-of-ranges="Sheet1.D6:Sheet1.D11 Sheet1.E3:Sheet1.E3 Sheet1.H6:Sheet1.H11 Sheet1.D6:Sheet1.D11 Sheet1.F3:Sheet1.F3 Sheet1.I6:Sheet1.I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24"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Core i5-3570k</text:p>
          </table:table-cell>
          <table:table-cell office:value-type="string">
            <text:p>Tesla C20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numpy implementation</text:p>
          </table:table-cell>
          <table:table-cell/>
          <table:table-cell table:style-name="ce1" office:value-type="string" table:number-columns-spanned="2" table:number-rows-spanned="1">
            <text:p>time (s)</text:p>
          </table:table-cell>
          <table:covered-table-cell table:style-name="ce1"/>
          <table:table-cell/>
          <table:table-cell table:style-name="ce1" office:value-type="string" table:number-columns-spanned="2" table:number-rows-spanned="1">
            <text:p>GFLOPS</text:p>
          </table:table-cell>
          <table:covered-table-cell table:style-name="ce1"/>
          <table:table-cell table:number-columns-repeated="3"/>
        </table:table-row>
        <table:table-row table:style-name="ro1">
          <table:table-cell office:value-type="string">
            <text:p>N</text:p>
          </table:table-cell>
          <table:table-cell office:value-type="string">
            <text:p>data size (MB)</text:p>
          </table:table-cell>
          <table:table-cell office:value-type="string">
            <text:p>operations</text:p>
          </table:table-cell>
          <table:table-cell office:value-type="string">
            <text:p>intensity</text:p>
          </table:table-cell>
          <table:table-cell office:value-type="string">
            <text:p>cpu</text:p>
          </table:table-cell>
          <table:table-cell office:value-type="string">
            <text:p>cuda-py</text:p>
          </table:table-cell>
          <table:table-cell office:value-type="string">
            <text:p>cuda-c</text:p>
          </table:table-cell>
          <table:table-cell office:value-type="string">
            <text:p>cpu</text:p>
          </table:table-cell>
          <table:table-cell office:value-type="string">
            <text:p>cuda-py</text:p>
          </table:table-cell>
          <table:table-cell office:value-type="string">
            <text:p>cuda-py speedup</text:p>
          </table:table-cell>
          <table:table-cell office:value-type="string">
            <text:p>cuda-c speedup</text:p>
          </table:table-cell>
          <table:table-cell office:value-type="string">
            <text:p>cuda-py/cuda-c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formula="of:=4*[.A40]*[.A40]*3/2^20" office:value-type="float" office:value="0.75">
            <text:p>0.75</text:p>
          </table:table-cell>
          <table:table-cell table:formula="of:=3*[.A40]*[.A40]*[.A40]" office:value-type="float" office:value="50331648">
            <text:p>50331648</text:p>
          </table:table-cell>
          <table:table-cell table:formula="of:=[.C40]/(3*[.A40]*[.A40])" office:value-type="float" office:value="256">
            <text:p>256</text:p>
          </table:table-cell>
          <table:table-cell office:value-type="float" office:value="0.004">
            <text:p>0.004</text:p>
          </table:table-cell>
          <table:table-cell office:value-type="float" office:value="0.003">
            <text:p>0.003</text:p>
          </table:table-cell>
          <table:table-cell/>
          <table:table-cell table:style-name="ce3" table:formula="of:=[.$C40]/[.E40]/2^30" office:value-type="float" office:value="11.71875">
            <text:p>11.72</text:p>
          </table:table-cell>
          <table:table-cell table:style-name="ce3" table:formula="of:=[.$C40]/[.F40]/2^30" office:value-type="float" office:value="15.625">
            <text:p>15.63</text:p>
          </table:table-cell>
          <table:table-cell table:style-name="ce3" table:formula="of:=[.I40]/[.H40]" office:value-type="float" office:value="1.33333333333333">
            <text:p>1.33</text:p>
          </table:table-cell>
          <table:table-cell table:style-name="ce3" table:formula="of:=[.E40]/[.G40]" office:value-type="float" office:value="0">
            <text:p>#DIV/0!</text:p>
          </table:table-cell>
          <table:table-cell table:style-name="ce5" table:formula="of:=[.J40]/[.K40]" office:value-type="float" office:value="0">
            <text:p>#DIV/0!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table:formula="of:=4*[.A41]*[.A41]*3/2^20" office:value-type="float" office:value="3">
            <text:p>3</text:p>
          </table:table-cell>
          <table:table-cell table:formula="of:=3*[.A41]*[.A41]*[.A41]" office:value-type="float" office:value="402653184">
            <text:p>402653184</text:p>
          </table:table-cell>
          <table:table-cell table:formula="of:=[.C41]/(3*[.A41]*[.A41])" office:value-type="float" office:value="512">
            <text:p>512</text:p>
          </table:table-cell>
          <table:table-cell office:value-type="float" office:value="0.03">
            <text:p>0.03</text:p>
          </table:table-cell>
          <table:table-cell office:value-type="float" office:value="0.006">
            <text:p>0.006</text:p>
          </table:table-cell>
          <table:table-cell/>
          <table:table-cell table:style-name="ce3" table:formula="of:=[.$C41]/[.E41]/2^30" office:value-type="float" office:value="12.5">
            <text:p>12.50</text:p>
          </table:table-cell>
          <table:table-cell table:style-name="ce3" table:formula="of:=[.$C41]/[.F41]/2^30" office:value-type="float" office:value="62.5">
            <text:p>62.50</text:p>
          </table:table-cell>
          <table:table-cell table:style-name="ce3" table:formula="of:=[.I41]/[.H41]" office:value-type="float" office:value="5">
            <text:p>5.00</text:p>
          </table:table-cell>
          <table:table-cell table:style-name="ce3" table:formula="of:=[.E41]/[.G41]" office:value-type="float" office:value="0">
            <text:p>#DIV/0!</text:p>
          </table:table-cell>
          <table:table-cell table:style-name="ce5" table:formula="of:=[.J41]/[.K41]" office:value-type="float" office:value="0">
            <text:p>#DIV/0!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table:formula="of:=4*[.A42]*[.A42]*3/2^20" office:value-type="float" office:value="10.546875">
            <text:p>10.546875</text:p>
          </table:table-cell>
          <table:table-cell table:formula="of:=3*[.A42]*[.A42]*[.A42]" office:value-type="float" office:value="2654208000">
            <text:p>2654208000</text:p>
          </table:table-cell>
          <table:table-cell table:formula="of:=[.C42]/(3*[.A42]*[.A42])" office:value-type="float" office:value="960">
            <text:p>960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/>
          <table:table-cell table:style-name="ce3" table:formula="of:=[.$C42]/[.E42]/2^30" office:value-type="float" office:value="19.0147986778846">
            <text:p>19.01</text:p>
          </table:table-cell>
          <table:table-cell table:style-name="ce3" table:formula="of:=[.$C42]/[.F42]/2^30" office:value-type="float" office:value="123.59619140625">
            <text:p>123.60</text:p>
          </table:table-cell>
          <table:table-cell table:style-name="ce3" table:formula="of:=[.I42]/[.H42]" office:value-type="float" office:value="6.5">
            <text:p>6.50</text:p>
          </table:table-cell>
          <table:table-cell table:style-name="ce3" table:formula="of:=[.E42]/[.G42]" office:value-type="float" office:value="0">
            <text:p>#DIV/0!</text:p>
          </table:table-cell>
          <table:table-cell table:style-name="ce5" table:formula="of:=[.J42]/[.K42]" office:value-type="float" office:value="0">
            <text:p>#DIV/0!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table:formula="of:=4*[.A43]*[.A43]*3/2^20" office:value-type="float" office:value="29.296875">
            <text:p>29.296875</text:p>
          </table:table-cell>
          <table:table-cell table:formula="of:=3*[.A43]*[.A43]*[.A43]" office:value-type="float" office:value="12288000000">
            <text:p>12288000000</text:p>
          </table:table-cell>
          <table:table-cell table:formula="of:=[.C43]/(3*[.A43]*[.A43])" office:value-type="float" office:value="1600">
            <text:p>1600</text:p>
          </table:table-cell>
          <table:table-cell office:value-type="float" office:value="0.57">
            <text:p>0.57</text:p>
          </table:table-cell>
          <table:table-cell office:value-type="float" office:value="0.08">
            <text:p>0.08</text:p>
          </table:table-cell>
          <table:table-cell/>
          <table:table-cell table:style-name="ce3" table:formula="of:=[.$C43]/[.E43]/2^30" office:value-type="float" office:value="20.0773540296053">
            <text:p>20.08</text:p>
          </table:table-cell>
          <table:table-cell table:style-name="ce3" table:formula="of:=[.$C43]/[.F43]/2^30" office:value-type="float" office:value="143.051147460938">
            <text:p>143.05</text:p>
          </table:table-cell>
          <table:table-cell table:style-name="ce3" table:formula="of:=[.I43]/[.H43]" office:value-type="float" office:value="7.125">
            <text:p>7.13</text:p>
          </table:table-cell>
          <table:table-cell table:style-name="ce3" table:formula="of:=[.E43]/[.G43]" office:value-type="float" office:value="0">
            <text:p>#DIV/0!</text:p>
          </table:table-cell>
          <table:table-cell table:style-name="ce5" table:formula="of:=[.J43]/[.K43]" office:value-type="float" office:value="0">
            <text:p>#DIV/0!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table:formula="of:=4*[.A44]*[.A44]*3/2^20" office:value-type="float" office:value="117.1875">
            <text:p>117.1875</text:p>
          </table:table-cell>
          <table:table-cell table:formula="of:=3*[.A44]*[.A44]*[.A44]" office:value-type="float" office:value="98304000000">
            <text:p>98304000000</text:p>
          </table:table-cell>
          <table:table-cell table:formula="of:=[.C44]/(3*[.A44]*[.A44])" office:value-type="float" office:value="3200">
            <text:p>3200</text:p>
          </table:table-cell>
          <table:table-cell office:value-type="float" office:value="4.57">
            <text:p>4.57</text:p>
          </table:table-cell>
          <table:table-cell office:value-type="float" office:value="0.62">
            <text:p>0.62</text:p>
          </table:table-cell>
          <table:table-cell/>
          <table:table-cell table:style-name="ce3" table:formula="of:=[.$C44]/[.E44]/2^30" office:value-type="float" office:value="20.0334210886214">
            <text:p>20.03</text:p>
          </table:table-cell>
          <table:table-cell table:style-name="ce3" table:formula="of:=[.$C44]/[.F44]/2^30" office:value-type="float" office:value="147.665700604839">
            <text:p>147.67</text:p>
          </table:table-cell>
          <table:table-cell table:style-name="ce3" table:formula="of:=[.I44]/[.H44]" office:value-type="float" office:value="7.37096774193549">
            <text:p>7.37</text:p>
          </table:table-cell>
          <table:table-cell table:style-name="ce3" table:formula="of:=[.E44]/[.G44]" office:value-type="float" office:value="0">
            <text:p>#DIV/0!</text:p>
          </table:table-cell>
          <table:table-cell table:style-name="ce5" table:formula="of:=[.J44]/[.K44]" office:value-type="float" office:value="0">
            <text:p>#DIV/0!</text:p>
          </table:table-cell>
        </table:table-row>
        <table:table-row table:style-name="ro1">
          <table:table-cell office:value-type="float" office:value="4800">
            <text:p>4800</text:p>
          </table:table-cell>
          <table:table-cell table:formula="of:=4*[.A45]*[.A45]*3/2^20" office:value-type="float" office:value="263.671875">
            <text:p>263.671875</text:p>
          </table:table-cell>
          <table:table-cell table:formula="of:=3*[.A45]*[.A45]*[.A45]" office:value-type="float" office:value="331776000000">
            <text:p>331776000000</text:p>
          </table:table-cell>
          <table:table-cell table:formula="of:=[.C45]/(3*[.A45]*[.A45])" office:value-type="float" office:value="4800">
            <text:p>4800</text:p>
          </table:table-cell>
          <table:table-cell office:value-type="float" office:value="15.36">
            <text:p>15.36</text:p>
          </table:table-cell>
          <table:table-cell office:value-type="float" office:value="2.04">
            <text:p>2.04</text:p>
          </table:table-cell>
          <table:table-cell/>
          <table:table-cell table:style-name="ce3" table:formula="of:=[.$C45]/[.E45]/2^30" office:value-type="float" office:value="20.1165676116943">
            <text:p>20.12</text:p>
          </table:table-cell>
          <table:table-cell table:style-name="ce3" table:formula="of:=[.$C45]/[.F45]/2^30" office:value-type="float" office:value="151.465920840993">
            <text:p>151.47</text:p>
          </table:table-cell>
          <table:table-cell table:style-name="ce3" table:formula="of:=[.I45]/[.H45]" office:value-type="float" office:value="7.52941176470588">
            <text:p>7.53</text:p>
          </table:table-cell>
          <table:table-cell table:style-name="ce3" table:formula="of:=[.E45]/[.G45]" office:value-type="float" office:value="0">
            <text:p>#DIV/0!</text:p>
          </table:table-cell>
          <table:table-cell table:style-name="ce5" table:formula="of:=[.J45]/[.K45]" office:value-type="float" office:value="0">
            <text:p>#DIV/0!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>
            <draw:frame table:end-cell-address="Sheet1.H69" table:end-x="0.5598in" table:end-y="0.0693in" draw:z-index="1" draw:style-name="gr1" draw:text-style-name="P1" svg:width="6.0394in" svg:height="3.5425in" svg:x="0.6134in" svg:y="0.0138in">
              <draw:object draw:notify-on-update-of-ranges="Sheet1.A40:Sheet1.A45 Sheet1.E37:Sheet1.E37 Sheet1.H40:Sheet1.H45 Sheet1.A40:Sheet1.A45 Sheet1.F37:Sheet1.F37 Sheet1.I40:Sheet1.I4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23"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Core i7-3720QM</text:p>
          </table:table-cell>
          <table:table-cell office:value-type="string">
            <text:p>Tesla C20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numpy implementation</text:p>
          </table:table-cell>
          <table:table-cell/>
          <table:table-cell table:style-name="ce1" office:value-type="string" table:number-columns-spanned="2" table:number-rows-spanned="1">
            <text:p>time (s)</text:p>
          </table:table-cell>
          <table:covered-table-cell table:style-name="ce1"/>
          <table:table-cell/>
          <table:table-cell table:style-name="ce1" office:value-type="string" table:number-columns-spanned="2" table:number-rows-spanned="1">
            <text:p>GFLOPS</text:p>
          </table:table-cell>
          <table:covered-table-cell table:style-name="ce1"/>
          <table:table-cell table:number-columns-repeated="3"/>
        </table:table-row>
        <table:table-row table:style-name="ro1">
          <table:table-cell office:value-type="string">
            <text:p>N</text:p>
          </table:table-cell>
          <table:table-cell office:value-type="string">
            <text:p>data size (MB)</text:p>
          </table:table-cell>
          <table:table-cell office:value-type="string">
            <text:p>operations</text:p>
          </table:table-cell>
          <table:table-cell office:value-type="string">
            <text:p>intensity</text:p>
          </table:table-cell>
          <table:table-cell office:value-type="string">
            <text:p>cpu</text:p>
          </table:table-cell>
          <table:table-cell office:value-type="string">
            <text:p>cuda-py</text:p>
          </table:table-cell>
          <table:table-cell office:value-type="string">
            <text:p>cuda-c</text:p>
          </table:table-cell>
          <table:table-cell office:value-type="string">
            <text:p>cpu</text:p>
          </table:table-cell>
          <table:table-cell office:value-type="string">
            <text:p>cuda-py</text:p>
          </table:table-cell>
          <table:table-cell office:value-type="string">
            <text:p>cuda-py speedup</text:p>
          </table:table-cell>
          <table:table-cell office:value-type="string">
            <text:p>cuda-c speedup</text:p>
          </table:table-cell>
          <table:table-cell office:value-type="string">
            <text:p>cuda-py/cuda-c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formula="of:=4*[.A75]*[.A75]*3/2^20" office:value-type="float" office:value="0.75">
            <text:p>0.75</text:p>
          </table:table-cell>
          <table:table-cell table:formula="of:=3*[.A75]*[.A75]*[.A75]" office:value-type="float" office:value="50331648">
            <text:p>50331648</text:p>
          </table:table-cell>
          <table:table-cell table:formula="of:=[.C75]/(3*[.A75]*[.A75])" office:value-type="float" office:value="256">
            <text:p>256</text:p>
          </table:table-cell>
          <table:table-cell office:value-type="float" office:value="0.000778">
            <text:p>0.000778</text:p>
          </table:table-cell>
          <table:table-cell office:value-type="float" office:value="0.003">
            <text:p>0.003</text:p>
          </table:table-cell>
          <table:table-cell/>
          <table:table-cell table:style-name="ce3" table:formula="of:=[.$C75]/[.E75]/2^30" office:value-type="float" office:value="60.2506426735219">
            <text:p>60.25</text:p>
          </table:table-cell>
          <table:table-cell table:style-name="ce3" table:formula="of:=[.$C75]/[.F75]/2^30" office:value-type="float" office:value="15.625">
            <text:p>15.63</text:p>
          </table:table-cell>
          <table:table-cell table:style-name="ce3" table:formula="of:=[.I75]/[.H75]" office:value-type="float" office:value="0.259333333333333">
            <text:p>0.26</text:p>
          </table:table-cell>
          <table:table-cell table:style-name="ce3" table:formula="of:=[.E75]/[.G75]" office:value-type="float" office:value="0">
            <text:p>#DIV/0!</text:p>
          </table:table-cell>
          <table:table-cell table:style-name="ce5" table:formula="of:=[.J75]/[.K75]" office:value-type="float" office:value="0">
            <text:p>#DIV/0!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table:formula="of:=4*[.A76]*[.A76]*3/2^20" office:value-type="float" office:value="3">
            <text:p>3</text:p>
          </table:table-cell>
          <table:table-cell table:formula="of:=3*[.A76]*[.A76]*[.A76]" office:value-type="float" office:value="402653184">
            <text:p>402653184</text:p>
          </table:table-cell>
          <table:table-cell table:formula="of:=[.C76]/(3*[.A76]*[.A76])" office:value-type="float" office:value="512">
            <text:p>512</text:p>
          </table:table-cell>
          <table:table-cell office:value-type="float" office:value="0.0033">
            <text:p>0.0033</text:p>
          </table:table-cell>
          <table:table-cell office:value-type="float" office:value="0.006">
            <text:p>0.006</text:p>
          </table:table-cell>
          <table:table-cell/>
          <table:table-cell table:style-name="ce3" table:formula="of:=[.$C76]/[.E76]/2^30" office:value-type="float" office:value="113.636363636364">
            <text:p>113.64</text:p>
          </table:table-cell>
          <table:table-cell table:style-name="ce3" table:formula="of:=[.$C76]/[.F76]/2^30" office:value-type="float" office:value="62.5">
            <text:p>62.50</text:p>
          </table:table-cell>
          <table:table-cell table:style-name="ce3" table:formula="of:=[.I76]/[.H76]" office:value-type="float" office:value="0.55">
            <text:p>0.55</text:p>
          </table:table-cell>
          <table:table-cell table:style-name="ce3" table:formula="of:=[.E76]/[.G76]" office:value-type="float" office:value="0">
            <text:p>#DIV/0!</text:p>
          </table:table-cell>
          <table:table-cell table:style-name="ce5" table:formula="of:=[.J76]/[.K76]" office:value-type="float" office:value="0">
            <text:p>#DIV/0!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table:formula="of:=4*[.A77]*[.A77]*3/2^20" office:value-type="float" office:value="10.546875">
            <text:p>10.546875</text:p>
          </table:table-cell>
          <table:table-cell table:formula="of:=3*[.A77]*[.A77]*[.A77]" office:value-type="float" office:value="2654208000">
            <text:p>2654208000</text:p>
          </table:table-cell>
          <table:table-cell table:formula="of:=[.C77]/(3*[.A77]*[.A77])" office:value-type="float" office:value="960">
            <text:p>960</text:p>
          </table:table-cell>
          <table:table-cell office:value-type="float" office:value="0.0152">
            <text:p>0.0152</text:p>
          </table:table-cell>
          <table:table-cell office:value-type="float" office:value="0.02">
            <text:p>0.02</text:p>
          </table:table-cell>
          <table:table-cell/>
          <table:table-cell table:style-name="ce3" table:formula="of:=[.$C77]/[.E77]/2^30" office:value-type="float" office:value="162.626567639803">
            <text:p>162.63</text:p>
          </table:table-cell>
          <table:table-cell table:style-name="ce3" table:formula="of:=[.$C77]/[.F77]/2^30" office:value-type="float" office:value="123.59619140625">
            <text:p>123.60</text:p>
          </table:table-cell>
          <table:table-cell table:style-name="ce3" table:formula="of:=[.I77]/[.H77]" office:value-type="float" office:value="0.76">
            <text:p>0.76</text:p>
          </table:table-cell>
          <table:table-cell table:style-name="ce3" table:formula="of:=[.E77]/[.G77]" office:value-type="float" office:value="0">
            <text:p>#DIV/0!</text:p>
          </table:table-cell>
          <table:table-cell table:style-name="ce5" table:formula="of:=[.J77]/[.K77]" office:value-type="float" office:value="0">
            <text:p>#DIV/0!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table:formula="of:=4*[.A78]*[.A78]*3/2^20" office:value-type="float" office:value="29.296875">
            <text:p>29.296875</text:p>
          </table:table-cell>
          <table:table-cell table:formula="of:=3*[.A78]*[.A78]*[.A78]" office:value-type="float" office:value="12288000000">
            <text:p>12288000000</text:p>
          </table:table-cell>
          <table:table-cell table:formula="of:=[.C78]/(3*[.A78]*[.A78])" office:value-type="float" office:value="1600">
            <text:p>1600</text:p>
          </table:table-cell>
          <table:table-cell office:value-type="float" office:value="0.0754">
            <text:p>0.0754</text:p>
          </table:table-cell>
          <table:table-cell office:value-type="float" office:value="0.08">
            <text:p>0.08</text:p>
          </table:table-cell>
          <table:table-cell/>
          <table:table-cell table:style-name="ce3" table:formula="of:=[.$C78]/[.E78]/2^30" office:value-type="float" office:value="151.778405794098">
            <text:p>151.78</text:p>
          </table:table-cell>
          <table:table-cell table:style-name="ce3" table:formula="of:=[.$C78]/[.F78]/2^30" office:value-type="float" office:value="143.051147460938">
            <text:p>143.05</text:p>
          </table:table-cell>
          <table:table-cell table:style-name="ce3" table:formula="of:=[.I78]/[.H78]" office:value-type="float" office:value="0.9425">
            <text:p>0.94</text:p>
          </table:table-cell>
          <table:table-cell table:style-name="ce3" table:formula="of:=[.E78]/[.G78]" office:value-type="float" office:value="0">
            <text:p>#DIV/0!</text:p>
          </table:table-cell>
          <table:table-cell table:style-name="ce5" table:formula="of:=[.J78]/[.K78]" office:value-type="float" office:value="0">
            <text:p>#DIV/0!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table:formula="of:=4*[.A79]*[.A79]*3/2^20" office:value-type="float" office:value="117.1875">
            <text:p>117.1875</text:p>
          </table:table-cell>
          <table:table-cell table:formula="of:=3*[.A79]*[.A79]*[.A79]" office:value-type="float" office:value="98304000000">
            <text:p>98304000000</text:p>
          </table:table-cell>
          <table:table-cell table:formula="of:=[.C79]/(3*[.A79]*[.A79])" office:value-type="float" office:value="3200">
            <text:p>3200</text:p>
          </table:table-cell>
          <table:table-cell office:value-type="float" office:value="0.457">
            <text:p>0.457</text:p>
          </table:table-cell>
          <table:table-cell office:value-type="float" office:value="0.619">
            <text:p>0.619</text:p>
          </table:table-cell>
          <table:table-cell/>
          <table:table-cell table:style-name="ce3" table:formula="of:=[.$C79]/[.E79]/2^30" office:value-type="float" office:value="200.334210886214">
            <text:p>200.33</text:p>
          </table:table-cell>
          <table:table-cell table:style-name="ce3" table:formula="of:=[.$C79]/[.F79]/2^30" office:value-type="float" office:value="147.90425585622">
            <text:p>147.90</text:p>
          </table:table-cell>
          <table:table-cell table:style-name="ce3" table:formula="of:=[.I79]/[.H79]" office:value-type="float" office:value="0.738287560581583">
            <text:p>0.74</text:p>
          </table:table-cell>
          <table:table-cell table:style-name="ce3" table:formula="of:=[.E79]/[.G79]" office:value-type="float" office:value="0">
            <text:p>#DIV/0!</text:p>
          </table:table-cell>
          <table:table-cell table:style-name="ce5" table:formula="of:=[.J79]/[.K79]" office:value-type="float" office:value="0">
            <text:p>#DIV/0!</text:p>
          </table:table-cell>
        </table:table-row>
        <table:table-row table:style-name="ro1">
          <table:table-cell office:value-type="float" office:value="4800">
            <text:p>4800</text:p>
          </table:table-cell>
          <table:table-cell table:formula="of:=4*[.A80]*[.A80]*3/2^20" office:value-type="float" office:value="263.671875">
            <text:p>263.671875</text:p>
          </table:table-cell>
          <table:table-cell table:formula="of:=3*[.A80]*[.A80]*[.A80]" office:value-type="float" office:value="331776000000">
            <text:p>331776000000</text:p>
          </table:table-cell>
          <table:table-cell table:formula="of:=[.C80]/(3*[.A80]*[.A80])" office:value-type="float" office:value="4800">
            <text:p>4800</text:p>
          </table:table-cell>
          <table:table-cell office:value-type="float" office:value="1.55">
            <text:p>1.55</text:p>
          </table:table-cell>
          <table:table-cell office:value-type="float" office:value="2.04">
            <text:p>2.04</text:p>
          </table:table-cell>
          <table:table-cell/>
          <table:table-cell table:style-name="ce3" table:formula="of:=[.$C80]/[.E80]/2^30" office:value-type="float" office:value="199.348695816532">
            <text:p>199.35</text:p>
          </table:table-cell>
          <table:table-cell table:style-name="ce3" table:formula="of:=[.$C80]/[.F80]/2^30" office:value-type="float" office:value="151.465920840993">
            <text:p>151.47</text:p>
          </table:table-cell>
          <table:table-cell table:style-name="ce3" table:formula="of:=[.I80]/[.H80]" office:value-type="float" office:value="0.759803921568628">
            <text:p>0.76</text:p>
          </table:table-cell>
          <table:table-cell table:style-name="ce3" table:formula="of:=[.E80]/[.G80]" office:value-type="float" office:value="0">
            <text:p>#DIV/0!</text:p>
          </table:table-cell>
          <table:table-cell table:style-name="ce5" table:formula="of:=[.J80]/[.K80]" office:value-type="float" office:value="0">
            <text:p>#DIV/0!</text:p>
          </table:table-cell>
        </table:table-row>
        <table:table-row table:style-name="ro1">
          <table:table-cell office:value-type="float" office:value="9600">
            <text:p>9600</text:p>
          </table:table-cell>
          <table:table-cell table:formula="of:=4*[.A81]*[.A81]*3/2^20" office:value-type="float" office:value="1054.6875">
            <text:p>1054.6875</text:p>
          </table:table-cell>
          <table:table-cell table:formula="of:=3*[.A81]*[.A81]*[.A81]" office:value-type="float" office:value="2654208000000">
            <text:p>2654208000000</text:p>
          </table:table-cell>
          <table:table-cell table:formula="of:=[.C81]/(3*[.A81]*[.A81])" office:value-type="float" office:value="9600">
            <text:p>960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/>
          <table:table-cell table:style-name="ce3" table:formula="of:=[.$C81]/[.E81]/2^30" office:value-type="float" office:value="224.720348011364">
            <text:p>224.72</text:p>
          </table:table-cell>
          <table:table-cell table:style-name="ce3" table:formula="of:=[.$C81]/[.F81]/2^30" office:value-type="float" office:value="154.495239257813">
            <text:p>154.50</text:p>
          </table:table-cell>
          <table:table-cell table:style-name="ce3" table:formula="of:=[.I81]/[.H81]" office:value-type="float" office:value="0.6875">
            <text:p>0.69</text:p>
          </table:table-cell>
          <table:table-cell table:style-name="ce3" table:formula="of:=[.E81]/[.G81]" office:value-type="float" office:value="0">
            <text:p>#DIV/0!</text:p>
          </table:table-cell>
          <table:table-cell table:style-name="ce5" table:formula="of:=[.J81]/[.K81]" office:value-type="float" office:value="0">
            <text:p>#DIV/0!</text:p>
          </table:table-cell>
        </table:table-row>
        <table:table-row table:style-name="ro1">
          <table:table-cell office:value-type="float" office:value="16000">
            <text:p>16000</text:p>
          </table:table-cell>
          <table:table-cell table:formula="of:=4*[.A82]*[.A82]*3/2^20" office:value-type="float" office:value="2929.6875">
            <text:p>2929.6875</text:p>
          </table:table-cell>
          <table:table-cell table:formula="of:=3*[.A82]*[.A82]*[.A82]" office:value-type="float" office:value="12288000000000">
            <text:p>12288000000000</text:p>
          </table:table-cell>
          <table:table-cell table:formula="of:=[.C82]/(3*[.A82]*[.A82])" office:value-type="float" office:value="16000">
            <text:p>16000</text:p>
          </table:table-cell>
          <table:table-cell office:value-type="float" office:value="56.1">
            <text:p>56.1</text:p>
          </table:table-cell>
          <table:table-cell office:value-type="float" office:value="73.6">
            <text:p>73.6</text:p>
          </table:table-cell>
          <table:table-cell/>
          <table:table-cell table:style-name="ce3" table:formula="of:=[.$C82]/[.E82]/2^30" office:value-type="float" office:value="203.994506183155">
            <text:p>203.99</text:p>
          </table:table-cell>
          <table:table-cell table:style-name="ce3" table:formula="of:=[.$C82]/[.F82]/2^30" office:value-type="float" office:value="155.490377674932">
            <text:p>155.49</text:p>
          </table:table-cell>
          <table:table-cell table:style-name="ce3" table:formula="of:=[.I82]/[.H82]" office:value-type="float" office:value="0.762228260869565">
            <text:p>0.76</text:p>
          </table:table-cell>
          <table:table-cell table:style-name="ce3" table:formula="of:=[.E82]/[.G82]" office:value-type="float" office:value="0">
            <text:p>#DIV/0!</text:p>
          </table:table-cell>
          <table:table-cell table:style-name="ce5" table:formula="of:=[.J82]/[.K82]" office:value-type="float" office:value="0">
            <text:p>#DIV/0!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>
            <draw:frame table:end-cell-address="Sheet1.H108" table:end-x="0.6165in" table:end-y="0.022in" draw:z-index="2" draw:style-name="gr1" draw:text-style-name="P1" svg:width="6.0394in" svg:height="3.563in" svg:x="0.6701in" svg:y="0.1122in">
              <draw:object draw:notify-on-update-of-ranges="Sheet1.A75:Sheet1.A85 Sheet1.E72:Sheet1.E72 Sheet1.H75:Sheet1.H85 Sheet1.A75:Sheet1.A85 Sheet1.F72:Sheet1.F72 Sheet1.I75:Sheet1.I8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26">
          <table:table-cell table:number-columns-repeated="12"/>
        </table:table-row>
        <table:table-row table:style-name="ro1">
          <table:table-cell table:number-columns-repeated="4"/>
          <table:table-cell table:style-name="ce2" office:value-type="string">
            <text:p>AWS GPU instance with MKL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Xeon X5570</text:p>
          </table:table-cell>
          <table:table-cell office:value-type="string">
            <text:p>Tesla M205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numpy implementation</text:p>
          </table:table-cell>
          <table:table-cell/>
          <table:table-cell table:style-name="ce1" office:value-type="string" table:number-columns-spanned="2" table:number-rows-spanned="1">
            <text:p>time (s)</text:p>
          </table:table-cell>
          <table:covered-table-cell table:style-name="ce1"/>
          <table:table-cell/>
          <table:table-cell table:style-name="ce1" office:value-type="string" table:number-columns-spanned="2" table:number-rows-spanned="1">
            <text:p>GFLOPS</text:p>
          </table:table-cell>
          <table:covered-table-cell table:style-name="ce1"/>
          <table:table-cell table:number-columns-repeated="3"/>
        </table:table-row>
        <table:table-row table:style-name="ro1">
          <table:table-cell office:value-type="string">
            <text:p>N</text:p>
          </table:table-cell>
          <table:table-cell office:value-type="string">
            <text:p>data size (MB)</text:p>
          </table:table-cell>
          <table:table-cell office:value-type="string">
            <text:p>operations</text:p>
          </table:table-cell>
          <table:table-cell office:value-type="string">
            <text:p>intensity</text:p>
          </table:table-cell>
          <table:table-cell office:value-type="string">
            <text:p>cpu</text:p>
          </table:table-cell>
          <table:table-cell office:value-type="string">
            <text:p>cuda-py</text:p>
          </table:table-cell>
          <table:table-cell office:value-type="string">
            <text:p>cuda-c</text:p>
          </table:table-cell>
          <table:table-cell office:value-type="string">
            <text:p>cpu</text:p>
          </table:table-cell>
          <table:table-cell office:value-type="string">
            <text:p>cuda-py</text:p>
          </table:table-cell>
          <table:table-cell office:value-type="string">
            <text:p>cuda-py speedup</text:p>
          </table:table-cell>
          <table:table-cell office:value-type="string">
            <text:p>cuda-c speedup</text:p>
          </table:table-cell>
          <table:table-cell office:value-type="string">
            <text:p>cuda-py/cuda-c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formula="of:=4*[.A117]*[.A117]*3/2^20" office:value-type="float" office:value="0.75">
            <text:p>0.75</text:p>
          </table:table-cell>
          <table:table-cell table:formula="of:=3*[.A117]*[.A117]*[.A117]" office:value-type="float" office:value="50331648">
            <text:p>50331648</text:p>
          </table:table-cell>
          <table:table-cell table:formula="of:=[.C117]/(3*[.A117]*[.A117])" office:value-type="float" office:value="256">
            <text:p>256</text:p>
          </table:table-cell>
          <table:table-cell office:value-type="float" office:value="0.00741">
            <text:p>0.00741</text:p>
          </table:table-cell>
          <table:table-cell office:value-type="float" office:value="0.00859">
            <text:p>0.00859</text:p>
          </table:table-cell>
          <table:table-cell/>
          <table:table-cell table:style-name="ce3" table:formula="of:=[.$C117]/[.E117]/2^30" office:value-type="float" office:value="6.32591093117409">
            <text:p>6.33</text:p>
          </table:table-cell>
          <table:table-cell table:style-name="ce3" table:formula="of:=[.$C117]/[.F117]/2^30" office:value-type="float" office:value="5.4569266589057">
            <text:p>5.46</text:p>
          </table:table-cell>
          <table:table-cell table:style-name="ce3" table:formula="of:=[.I117]/[.H117]" office:value-type="float" office:value="0.862630966239814">
            <text:p>0.86</text:p>
          </table:table-cell>
          <table:table-cell table:style-name="ce3" table:formula="of:=[.E117]/[.G117]" office:value-type="float" office:value="0">
            <text:p>#DIV/0!</text:p>
          </table:table-cell>
          <table:table-cell table:style-name="ce5" table:formula="of:=[.J117]/[.K117]" office:value-type="float" office:value="0">
            <text:p>#DIV/0!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table:formula="of:=4*[.A118]*[.A118]*3/2^20" office:value-type="float" office:value="3">
            <text:p>3</text:p>
          </table:table-cell>
          <table:table-cell table:formula="of:=3*[.A118]*[.A118]*[.A118]" office:value-type="float" office:value="402653184">
            <text:p>402653184</text:p>
          </table:table-cell>
          <table:table-cell table:formula="of:=[.C118]/(3*[.A118]*[.A118])" office:value-type="float" office:value="512">
            <text:p>512</text:p>
          </table:table-cell>
          <table:table-cell office:value-type="float" office:value="0.00881">
            <text:p>0.00881</text:p>
          </table:table-cell>
          <table:table-cell office:value-type="float" office:value="0.0156">
            <text:p>0.0156</text:p>
          </table:table-cell>
          <table:table-cell/>
          <table:table-cell table:style-name="ce3" table:formula="of:=[.$C118]/[.E118]/2^30" office:value-type="float" office:value="42.5652667423383">
            <text:p>42.57</text:p>
          </table:table-cell>
          <table:table-cell table:style-name="ce3" table:formula="of:=[.$C118]/[.F118]/2^30" office:value-type="float" office:value="24.0384615384615">
            <text:p>24.04</text:p>
          </table:table-cell>
          <table:table-cell table:style-name="ce3" table:formula="of:=[.I118]/[.H118]" office:value-type="float" office:value="0.56474358974359">
            <text:p>0.56</text:p>
          </table:table-cell>
          <table:table-cell table:style-name="ce3" table:formula="of:=[.E118]/[.G118]" office:value-type="float" office:value="0">
            <text:p>#DIV/0!</text:p>
          </table:table-cell>
          <table:table-cell table:style-name="ce5" table:formula="of:=[.J118]/[.K118]" office:value-type="float" office:value="0">
            <text:p>#DIV/0!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table:formula="of:=4*[.A119]*[.A119]*3/2^20" office:value-type="float" office:value="10.546875">
            <text:p>10.546875</text:p>
          </table:table-cell>
          <table:table-cell table:formula="of:=3*[.A119]*[.A119]*[.A119]" office:value-type="float" office:value="2654208000">
            <text:p>2654208000</text:p>
          </table:table-cell>
          <table:table-cell table:formula="of:=[.C119]/(3*[.A119]*[.A119])" office:value-type="float" office:value="960">
            <text:p>960</text:p>
          </table:table-cell>
          <table:table-cell office:value-type="float" office:value="0.0315">
            <text:p>0.0315</text:p>
          </table:table-cell>
          <table:table-cell office:value-type="float" office:value="0.0371">
            <text:p>0.0371</text:p>
          </table:table-cell>
          <table:table-cell/>
          <table:table-cell table:style-name="ce3" table:formula="of:=[.$C119]/[.E119]/2^30" office:value-type="float" office:value="78.4737723214286">
            <text:p>78.47</text:p>
          </table:table-cell>
          <table:table-cell table:style-name="ce3" table:formula="of:=[.$C119]/[.F119]/2^30" office:value-type="float" office:value="66.6286746125337">
            <text:p>66.63</text:p>
          </table:table-cell>
          <table:table-cell table:style-name="ce3" table:formula="of:=[.I119]/[.H119]" office:value-type="float" office:value="0.849056603773585">
            <text:p>0.85</text:p>
          </table:table-cell>
          <table:table-cell table:style-name="ce3" table:formula="of:=[.E119]/[.G119]" office:value-type="float" office:value="0">
            <text:p>#DIV/0!</text:p>
          </table:table-cell>
          <table:table-cell table:style-name="ce5" table:formula="of:=[.J119]/[.K119]" office:value-type="float" office:value="0">
            <text:p>#DIV/0!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table:formula="of:=4*[.A120]*[.A120]*3/2^20" office:value-type="float" office:value="29.296875">
            <text:p>29.296875</text:p>
          </table:table-cell>
          <table:table-cell table:formula="of:=3*[.A120]*[.A120]*[.A120]" office:value-type="float" office:value="12288000000">
            <text:p>12288000000</text:p>
          </table:table-cell>
          <table:table-cell table:formula="of:=[.C120]/(3*[.A120]*[.A120])" office:value-type="float" office:value="1600">
            <text:p>1600</text:p>
          </table:table-cell>
          <table:table-cell office:value-type="float" office:value="0.0995">
            <text:p>0.0995</text:p>
          </table:table-cell>
          <table:table-cell office:value-type="float" office:value="0.123">
            <text:p>0.123</text:p>
          </table:table-cell>
          <table:table-cell/>
          <table:table-cell table:style-name="ce3" table:formula="of:=[.$C120]/[.E120]/2^30" office:value-type="float" office:value="115.015997958543">
            <text:p>115.02</text:p>
          </table:table-cell>
          <table:table-cell table:style-name="ce3" table:formula="of:=[.$C120]/[.F120]/2^30" office:value-type="float" office:value="93.041396722561">
            <text:p>93.04</text:p>
          </table:table-cell>
          <table:table-cell table:style-name="ce3" table:formula="of:=[.I120]/[.H120]" office:value-type="float" office:value="0.808943089430894">
            <text:p>0.81</text:p>
          </table:table-cell>
          <table:table-cell table:style-name="ce3" table:formula="of:=[.E120]/[.G120]" office:value-type="float" office:value="0">
            <text:p>#DIV/0!</text:p>
          </table:table-cell>
          <table:table-cell table:style-name="ce5" table:formula="of:=[.J120]/[.K120]" office:value-type="float" office:value="0">
            <text:p>#DIV/0!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table:formula="of:=4*[.A121]*[.A121]*3/2^20" office:value-type="float" office:value="117.1875">
            <text:p>117.1875</text:p>
          </table:table-cell>
          <table:table-cell table:formula="of:=3*[.A121]*[.A121]*[.A121]" office:value-type="float" office:value="98304000000">
            <text:p>98304000000</text:p>
          </table:table-cell>
          <table:table-cell table:formula="of:=[.C121]/(3*[.A121]*[.A121])" office:value-type="float" office:value="3200">
            <text:p>3200</text:p>
          </table:table-cell>
          <table:table-cell office:value-type="float" office:value="0.445">
            <text:p>0.445</text:p>
          </table:table-cell>
          <table:table-cell office:value-type="float" office:value="0.87">
            <text:p>0.87</text:p>
          </table:table-cell>
          <table:table-cell/>
          <table:table-cell table:style-name="ce3" table:formula="of:=[.$C121]/[.E121]/2^30" office:value-type="float" office:value="205.736481741573">
            <text:p>205.74</text:p>
          </table:table-cell>
          <table:table-cell table:style-name="ce3" table:formula="of:=[.$C121]/[.F121]/2^30" office:value-type="float" office:value="105.233028017241">
            <text:p>105.23</text:p>
          </table:table-cell>
          <table:table-cell table:style-name="ce3" table:formula="of:=[.I121]/[.H121]" office:value-type="float" office:value="0.511494252873563">
            <text:p>0.51</text:p>
          </table:table-cell>
          <table:table-cell table:style-name="ce3" table:formula="of:=[.E121]/[.G121]" office:value-type="float" office:value="0">
            <text:p>#DIV/0!</text:p>
          </table:table-cell>
          <table:table-cell table:style-name="ce5" table:formula="of:=[.J121]/[.K121]" office:value-type="float" office:value="0">
            <text:p>#DIV/0!</text:p>
          </table:table-cell>
        </table:table-row>
        <table:table-row table:style-name="ro1">
          <table:table-cell office:value-type="float" office:value="4800">
            <text:p>4800</text:p>
          </table:table-cell>
          <table:table-cell table:formula="of:=4*[.A122]*[.A122]*3/2^20" office:value-type="float" office:value="263.671875">
            <text:p>263.671875</text:p>
          </table:table-cell>
          <table:table-cell table:formula="of:=3*[.A122]*[.A122]*[.A122]" office:value-type="float" office:value="331776000000">
            <text:p>331776000000</text:p>
          </table:table-cell>
          <table:table-cell table:formula="of:=[.C122]/(3*[.A122]*[.A122])" office:value-type="float" office:value="4800">
            <text:p>4800</text:p>
          </table:table-cell>
          <table:table-cell office:value-type="float" office:value="1.34">
            <text:p>1.34</text:p>
          </table:table-cell>
          <table:table-cell office:value-type="float" office:value="2.86">
            <text:p>2.86</text:p>
          </table:table-cell>
          <table:table-cell/>
          <table:table-cell table:style-name="ce3" table:formula="of:=[.$C122]/[.E122]/2^30" office:value-type="float" office:value="230.589909340019">
            <text:p>230.59</text:p>
          </table:table-cell>
          <table:table-cell table:style-name="ce3" table:formula="of:=[.$C122]/[.F122]/2^30" office:value-type="float" office:value="108.038628851617">
            <text:p>108.04</text:p>
          </table:table-cell>
          <table:table-cell table:style-name="ce3" table:formula="of:=[.I122]/[.H122]" office:value-type="float" office:value="0.468531468531469">
            <text:p>0.47</text:p>
          </table:table-cell>
          <table:table-cell table:style-name="ce3" table:formula="of:=[.E122]/[.G122]" office:value-type="float" office:value="0">
            <text:p>#DIV/0!</text:p>
          </table:table-cell>
          <table:table-cell table:style-name="ce5" table:formula="of:=[.J122]/[.K122]" office:value-type="float" office:value="0">
            <text:p>#DIV/0!</text:p>
          </table:table-cell>
        </table:table-row>
        <table:table-row table:style-name="ro1">
          <table:table-cell office:value-type="float" office:value="9600">
            <text:p>9600</text:p>
          </table:table-cell>
          <table:table-cell table:formula="of:=4*[.A123]*[.A123]*3/2^20" office:value-type="float" office:value="1054.6875">
            <text:p>1054.6875</text:p>
          </table:table-cell>
          <table:table-cell table:formula="of:=3*[.A123]*[.A123]*[.A123]" office:value-type="float" office:value="2654208000000">
            <text:p>2654208000000</text:p>
          </table:table-cell>
          <table:table-cell table:formula="of:=[.C123]/(3*[.A123]*[.A123])" office:value-type="float" office:value="9600">
            <text:p>9600</text:p>
          </table:table-cell>
          <table:table-cell office:value-type="float" office:value="10.3">
            <text:p>10.3</text:p>
          </table:table-cell>
          <table:table-cell office:value-type="float" office:value="22.2">
            <text:p>22.2</text:p>
          </table:table-cell>
          <table:table-cell/>
          <table:table-cell table:style-name="ce3" table:formula="of:=[.$C123]/[.E123]/2^30" office:value-type="float" office:value="239.99260467233">
            <text:p>239.99</text:p>
          </table:table-cell>
          <table:table-cell table:style-name="ce3" table:formula="of:=[.$C123]/[.F123]/2^30" office:value-type="float" office:value="111.347920185811">
            <text:p>111.35</text:p>
          </table:table-cell>
          <table:table-cell table:style-name="ce3" table:formula="of:=[.I123]/[.H123]" office:value-type="float" office:value="0.463963963963964">
            <text:p>0.46</text:p>
          </table:table-cell>
          <table:table-cell table:style-name="ce3" table:formula="of:=[.E123]/[.G123]" office:value-type="float" office:value="0">
            <text:p>#DIV/0!</text:p>
          </table:table-cell>
          <table:table-cell table:style-name="ce5" table:formula="of:=[.J123]/[.K123]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style-name="ce3" table:number-columns-repeated="4"/>
          <table:table-cell table:style-name="ce5"/>
        </table:table-row>
        <table:table-row table:style-name="ro1" table:number-rows-repeated="3">
          <table:table-cell table:number-columns-repeated="12"/>
        </table:table-row>
        <table:table-row table:style-name="ro1">
          <table:table-cell>
            <draw:frame table:end-cell-address="Sheet1.H150" table:end-x="0.6165in" table:end-y="0.0213in" draw:z-index="3" draw:style-name="gr1" draw:text-style-name="P1" svg:width="6.0394in" svg:height="3.5811in" svg:x="0.6701in" svg:y="0.0933in">
              <draw:object draw:notify-on-update-of-ranges="Sheet1.A117:Sheet1.A124 Sheet1.E114:Sheet1.E114 Sheet1.H117:Sheet1.H124 Sheet1.A117:Sheet1.A124 Sheet1.F114:Sheet1.F114 Sheet1.I117:Sheet1.I124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scientific-number number:decimal-places="1" number:min-integer-digits="1" number:min-exponent-digits="1"/>
    </number:number-style>
    <number:number-style style:name="N119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5">03/05/2013</text:date>, <text:time>14:3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6T14:26:46</meta:creation-date>
    <dc:date>2013-03-05T14:38:14</dc:date>
    <meta:editing-duration>PT2H45M16S</meta:editing-duration>
    <meta:editing-cycles>62</meta:editing-cycles>
    <meta:generator>OpenOffice.org/3.4.1$Unix OpenOffice.org_project/341m1$Build-9593</meta:generator>
    <meta:document-statistic meta:table-count="3" meta:cell-count="39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341cm" svg:height="8.999cm" xlink:href=".." xlink:type="simple" chart:class="chart:scatter" chart:style-name="ch1">
        <chart:title svg:x="5.116cm" svg:y="0.314cm" chart:style-name="ch2">
          <text:p>NxN Matrix Multplication</text:p>
        </chart:title>
        <chart:legend chart:legend-position="top" svg:x="3.799cm" svg:y="1.463cm" style:legend-expansion="wide" chart:style-name="ch3"/>
        <chart:plot-area chart:style-name="ch4" table:cell-range-address="Sheet1.D6:Sheet1.D11 Sheet1.E3:Sheet1.F3 Sheet1.H6:Sheet1.I11" chart:data-source-has-labels="row" svg:x="1.293cm" svg:y="2.415cm" svg:width="13.436cm" svg:height="5.448cm">
          <chartooo:coordinate-region svg:x="1.937cm" svg:y="2.612cm" svg:width="12.398cm" svg:height="4.608cm"/>
          <chart:axis chart:dimension="x" chart:name="primary-x" chart:style-name="ch5">
            <chart:title svg:x="7.838cm" svg:y="8.042cm" chart:style-name="ch6">
              <text:p>N</text:p>
            </chart:title>
          </chart:axis>
          <chart:axis chart:dimension="y" chart:name="primary-y" chart:style-name="ch7">
            <chart:title svg:x="0.451cm" svg:y="5.843cm" chart:style-name="ch8">
              <text:p>GFLOPS</text:p>
            </chart:title>
            <chart:grid chart:style-name="ch9" chart:class="major"/>
          </chart:axis>
          <chart:series chart:style-name="ch10" chart:values-cell-range-address="Sheet1.H6:Sheet1.H11" chart:label-cell-address="Sheet1.E3:Sheet1.E3" chart:class="chart:scatter">
            <chart:domain table:cell-range-address="Sheet1.D6:Sheet1.D11"/>
            <chart:data-point chart:repeated="6"/>
          </chart:series>
          <chart:series chart:style-name="ch11" chart:values-cell-range-address="Sheet1.I6:Sheet1.I11" chart:label-cell-address="Sheet1.F3:Sheet1.F3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re i5-3570k</text:p>
                <draw:g>
                  <svg:desc>Sheet1.E3:Sheet1.E3</svg:desc>
                </draw:g>
              </table:table-cell>
              <table:table-cell office:value-type="string">
                <text:p>GeForce GTX 560 Ti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0">
                <text:p>320</text:p>
                <draw:g>
                  <svg:desc>Sheet1.D6:Sheet1.D11</svg:desc>
                </draw:g>
              </table:table-cell>
              <table:table-cell office:value-type="float" office:value="18.4582125756048">
                <text:p>18.4582125756048</text:p>
                <draw:g>
                  <svg:desc>Sheet1.H6:Sheet1.H11</svg:desc>
                </draw:g>
              </table:table-cell>
              <table:table-cell office:value-type="float" office:value="26.9272748161765">
                <text:p>26.9272748161765</text:p>
                <draw:g>
                  <svg:desc>Sheet1.I6:Sheet1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0">
                <text:p>640</text:p>
              </table:table-cell>
              <table:table-cell office:value-type="float" office:value="16.9150548498845">
                <text:p>16.9150548498845</text:p>
              </table:table-cell>
              <table:table-cell office:value-type="float" office:value="48.828125">
                <text:p>48.828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0">
                <text:p>960</text:p>
              </table:table-cell>
              <table:table-cell office:value-type="float" office:value="19.0147986778846">
                <text:p>19.0147986778846</text:p>
              </table:table-cell>
              <table:table-cell office:value-type="float" office:value="52.5941240026596">
                <text:p>52.59412400265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">
                <text:p>1600</text:p>
              </table:table-cell>
              <table:table-cell office:value-type="float" office:value="20.0773540296053">
                <text:p>20.0773540296053</text:p>
              </table:table-cell>
              <table:table-cell office:value-type="float" office:value="54.4956752232143">
                <text:p>54.4956752232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">
                <text:p>3200</text:p>
              </table:table-cell>
              <table:table-cell office:value-type="float" office:value="20.1214800824176">
                <text:p>20.1214800824176</text:p>
              </table:table-cell>
              <table:table-cell office:value-type="float" office:value="56.167321702454">
                <text:p>56.1673217024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0">
                <text:p>4800</text:p>
              </table:table-cell>
              <table:table-cell office:value-type="float" office:value="20.1559346715998">
                <text:p>20.1559346715998</text:p>
              </table:table-cell>
              <table:table-cell office:value-type="float" office:value="56.3851238167199">
                <text:p>56.38512381671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341cm" svg:height="8.999cm" xlink:href=".." xlink:type="simple" chart:class="chart:scatter" chart:style-name="ch1">
        <chart:title svg:x="5.116cm" svg:y="0.314cm" chart:style-name="ch2">
          <text:p>NxN Matrix Multplication</text:p>
        </chart:title>
        <chart:legend chart:legend-position="top" svg:x="4.446cm" svg:y="1.463cm" style:legend-expansion="wide" chart:style-name="ch3"/>
        <chart:plot-area chart:style-name="ch4" table:cell-range-address="Sheet1.A40:Sheet1.A45 Sheet1.E37:Sheet1.F37 Sheet1.H40:Sheet1.I45" chart:data-source-has-labels="row" svg:x="1.293cm" svg:y="2.415cm" svg:width="13.436cm" svg:height="5.448cm">
          <chartooo:coordinate-region svg:x="2.144cm" svg:y="2.612cm" svg:width="12.191cm" svg:height="4.608cm"/>
          <chart:axis chart:dimension="x" chart:name="primary-x" chart:style-name="ch5">
            <chart:title svg:x="7.838cm" svg:y="8.042cm" chart:style-name="ch6">
              <text:p>N</text:p>
            </chart:title>
          </chart:axis>
          <chart:axis chart:dimension="y" chart:name="primary-y" chart:style-name="ch7">
            <chart:title svg:x="0.451cm" svg:y="5.843cm" chart:style-name="ch8">
              <text:p>GFLOPS</text:p>
            </chart:title>
            <chart:grid chart:style-name="ch9" chart:class="major"/>
          </chart:axis>
          <chart:series chart:style-name="ch10" chart:values-cell-range-address="Sheet1.H40:Sheet1.H45" chart:label-cell-address="Sheet1.E37:Sheet1.E37" chart:class="chart:scatter">
            <chart:domain table:cell-range-address="Sheet1.A40:Sheet1.A45"/>
            <chart:data-point chart:repeated="6"/>
          </chart:series>
          <chart:series chart:style-name="ch11" chart:values-cell-range-address="Sheet1.I40:Sheet1.I45" chart:label-cell-address="Sheet1.F37:Sheet1.F37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re i5-3570k</text:p>
                <draw:g>
                  <svg:desc>Sheet1.E37:Sheet1.E37</svg:desc>
                </draw:g>
              </table:table-cell>
              <table:table-cell office:value-type="string">
                <text:p>Tesla C2075</text:p>
                <draw:g>
                  <svg:desc>Sheet1.F37:Sheet1.F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">
                <text:p>256</text:p>
                <draw:g>
                  <svg:desc>Sheet1.A40:Sheet1.A45</svg:desc>
                </draw:g>
              </table:table-cell>
              <table:table-cell office:value-type="float" office:value="11.71875">
                <text:p>11.71875</text:p>
                <draw:g>
                  <svg:desc>Sheet1.H40:Sheet1.H45</svg:desc>
                </draw:g>
              </table:table-cell>
              <table:table-cell office:value-type="float" office:value="15.625">
                <text:p>15.625</text:p>
                <draw:g>
                  <svg:desc>Sheet1.I40:Sheet1.I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2">
                <text:p>512</text:p>
              </table:table-cell>
              <table:table-cell office:value-type="float" office:value="12.5">
                <text:p>12.5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0">
                <text:p>960</text:p>
              </table:table-cell>
              <table:table-cell office:value-type="float" office:value="19.0147986778846">
                <text:p>19.0147986778846</text:p>
              </table:table-cell>
              <table:table-cell office:value-type="float" office:value="123.59619140625">
                <text:p>123.59619140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">
                <text:p>1600</text:p>
              </table:table-cell>
              <table:table-cell office:value-type="float" office:value="20.0773540296053">
                <text:p>20.0773540296053</text:p>
              </table:table-cell>
              <table:table-cell office:value-type="float" office:value="143.051147460938">
                <text:p>143.0511474609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">
                <text:p>3200</text:p>
              </table:table-cell>
              <table:table-cell office:value-type="float" office:value="20.0334210886214">
                <text:p>20.0334210886214</text:p>
              </table:table-cell>
              <table:table-cell office:value-type="float" office:value="147.665700604839">
                <text:p>147.6657006048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0">
                <text:p>4800</text:p>
              </table:table-cell>
              <table:table-cell office:value-type="float" office:value="20.1165676116943">
                <text:p>20.1165676116943</text:p>
              </table:table-cell>
              <table:table-cell office:value-type="float" office:value="151.465920840993">
                <text:p>151.4659208409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341cm" svg:height="9.051cm" xlink:href=".." xlink:type="simple" chart:class="chart:scatter" chart:style-name="ch1">
        <chart:title svg:x="5.116cm" svg:y="0.316cm" chart:style-name="ch2">
          <text:p>NxN Matrix Multplication</text:p>
        </chart:title>
        <chart:legend chart:legend-position="top" svg:x="4.25cm" svg:y="1.466cm" style:legend-expansion="wide" chart:style-name="ch3"/>
        <chart:plot-area chart:style-name="ch4" table:cell-range-address="Sheet1.A75:Sheet1.A85 Sheet1.E72:Sheet1.F72 Sheet1.H75:Sheet1.I85" chart:data-source-has-labels="row" svg:x="1.293cm" svg:y="2.423cm" svg:width="13.436cm" svg:height="5.49cm">
          <chartooo:coordinate-region svg:x="2.144cm" svg:y="2.62cm" svg:width="12.087cm" svg:height="4.65cm"/>
          <chart:axis chart:dimension="x" chart:name="primary-x" chart:style-name="ch5">
            <chart:title svg:x="7.838cm" svg:y="8.094cm" chart:style-name="ch6">
              <text:p>N</text:p>
            </chart:title>
          </chart:axis>
          <chart:axis chart:dimension="y" chart:name="primary-y" chart:style-name="ch7">
            <chart:title svg:x="0.451cm" svg:y="5.872cm" chart:style-name="ch8">
              <text:p>GFLOPS</text:p>
            </chart:title>
            <chart:grid chart:style-name="ch9" chart:class="major"/>
          </chart:axis>
          <chart:series chart:style-name="ch10" chart:values-cell-range-address="Sheet1.H75:Sheet1.H85" chart:label-cell-address="Sheet1.E72:Sheet1.E72" chart:class="chart:scatter">
            <chart:domain table:cell-range-address="Sheet1.A75:Sheet1.A85"/>
            <chart:data-point chart:repeated="11"/>
          </chart:series>
          <chart:series chart:style-name="ch11" chart:values-cell-range-address="Sheet1.I75:Sheet1.I85" chart:label-cell-address="Sheet1.F72:Sheet1.F72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re i7-3720QM</text:p>
                <draw:g>
                  <svg:desc>Sheet1.E72:Sheet1.E72</svg:desc>
                </draw:g>
              </table:table-cell>
              <table:table-cell office:value-type="string">
                <text:p>Tesla C2075</text:p>
                <draw:g>
                  <svg:desc>Sheet1.F72:Sheet1.F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">
                <text:p>256</text:p>
                <draw:g>
                  <svg:desc>Sheet1.A75:Sheet1.A85</svg:desc>
                </draw:g>
              </table:table-cell>
              <table:table-cell office:value-type="float" office:value="60.2506426735219">
                <text:p>60.2506426735219</text:p>
                <draw:g>
                  <svg:desc>Sheet1.H75:Sheet1.H85</svg:desc>
                </draw:g>
              </table:table-cell>
              <table:table-cell office:value-type="float" office:value="15.625">
                <text:p>15.625</text:p>
                <draw:g>
                  <svg:desc>Sheet1.I75:Sheet1.I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2">
                <text:p>512</text:p>
              </table:table-cell>
              <table:table-cell office:value-type="float" office:value="113.636363636364">
                <text:p>113.636363636364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0">
                <text:p>960</text:p>
              </table:table-cell>
              <table:table-cell office:value-type="float" office:value="162.626567639803">
                <text:p>162.626567639803</text:p>
              </table:table-cell>
              <table:table-cell office:value-type="float" office:value="123.59619140625">
                <text:p>123.59619140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">
                <text:p>1600</text:p>
              </table:table-cell>
              <table:table-cell office:value-type="float" office:value="151.778405794098">
                <text:p>151.778405794098</text:p>
              </table:table-cell>
              <table:table-cell office:value-type="float" office:value="143.051147460938">
                <text:p>143.0511474609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">
                <text:p>3200</text:p>
              </table:table-cell>
              <table:table-cell office:value-type="float" office:value="200.334210886214">
                <text:p>200.334210886214</text:p>
              </table:table-cell>
              <table:table-cell office:value-type="float" office:value="147.90425585622">
                <text:p>147.904255856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0">
                <text:p>4800</text:p>
              </table:table-cell>
              <table:table-cell office:value-type="float" office:value="199.348695816532">
                <text:p>199.348695816532</text:p>
              </table:table-cell>
              <table:table-cell office:value-type="float" office:value="151.465920840993">
                <text:p>151.4659208409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600">
                <text:p>9600</text:p>
              </table:table-cell>
              <table:table-cell office:value-type="float" office:value="224.720348011364">
                <text:p>224.720348011364</text:p>
              </table:table-cell>
              <table:table-cell office:value-type="float" office:value="154.495239257813">
                <text:p>154.4952392578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00">
                <text:p>16000</text:p>
              </table:table-cell>
              <table:table-cell office:value-type="float" office:value="203.994506183155">
                <text:p>203.994506183155</text:p>
              </table:table-cell>
              <table:table-cell office:value-type="float" office:value="155.490377674932">
                <text:p>155.4903776749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341cm" svg:height="9.096cm" xlink:href=".." xlink:type="simple" chart:class="chart:scatter" chart:style-name="ch1">
        <chart:title svg:x="5.116cm" svg:y="0.316cm" chart:style-name="ch2">
          <text:p>NxN Matrix Multplication</text:p>
        </chart:title>
        <chart:legend chart:legend-position="top" svg:x="4.561cm" svg:y="1.466cm" style:legend-expansion="wide" chart:style-name="ch3"/>
        <chart:plot-area chart:style-name="ch4" table:cell-range-address="Sheet1.A117:Sheet1.A124 Sheet1.E114:Sheet1.F114 Sheet1.H117:Sheet1.I124" chart:data-source-has-labels="row" svg:x="1.293cm" svg:y="2.423cm" svg:width="13.436cm" svg:height="5.535cm">
          <chartooo:coordinate-region svg:x="2.144cm" svg:y="2.62cm" svg:width="12.087cm" svg:height="4.695cm"/>
          <chart:axis chart:dimension="x" chart:name="primary-x" chart:style-name="ch5">
            <chart:title svg:x="7.838cm" svg:y="8.139cm" chart:style-name="ch6">
              <text:p>N</text:p>
            </chart:title>
          </chart:axis>
          <chart:axis chart:dimension="y" chart:name="primary-y" chart:style-name="ch7">
            <chart:title svg:x="0.451cm" svg:y="5.894cm" chart:style-name="ch8">
              <text:p>GFLOPS</text:p>
            </chart:title>
            <chart:grid chart:style-name="ch9" chart:class="major"/>
          </chart:axis>
          <chart:series chart:style-name="ch10" chart:values-cell-range-address="Sheet1.H117:Sheet1.H124" chart:label-cell-address="Sheet1.E114:Sheet1.E114" chart:class="chart:scatter">
            <chart:domain table:cell-range-address="Sheet1.A117:Sheet1.A124"/>
            <chart:data-point chart:repeated="8"/>
          </chart:series>
          <chart:series chart:style-name="ch11" chart:values-cell-range-address="Sheet1.I117:Sheet1.I124" chart:label-cell-address="Sheet1.F114:Sheet1.F114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eon X5570</text:p>
                <draw:g>
                  <svg:desc>Sheet1.E114:Sheet1.E114</svg:desc>
                </draw:g>
              </table:table-cell>
              <table:table-cell office:value-type="string">
                <text:p>Tesla M2050</text:p>
                <draw:g>
                  <svg:desc>Sheet1.F114:Sheet1.F1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">
                <text:p>256</text:p>
                <draw:g>
                  <svg:desc>Sheet1.A117:Sheet1.A124</svg:desc>
                </draw:g>
              </table:table-cell>
              <table:table-cell office:value-type="float" office:value="6.32591093117409">
                <text:p>6.32591093117409</text:p>
                <draw:g>
                  <svg:desc>Sheet1.H117:Sheet1.H124</svg:desc>
                </draw:g>
              </table:table-cell>
              <table:table-cell office:value-type="float" office:value="5.4569266589057">
                <text:p>5.4569266589057</text:p>
                <draw:g>
                  <svg:desc>Sheet1.I117:Sheet1.I1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2">
                <text:p>512</text:p>
              </table:table-cell>
              <table:table-cell office:value-type="float" office:value="42.5652667423383">
                <text:p>42.5652667423383</text:p>
              </table:table-cell>
              <table:table-cell office:value-type="float" office:value="24.0384615384615">
                <text:p>24.03846153846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0">
                <text:p>960</text:p>
              </table:table-cell>
              <table:table-cell office:value-type="float" office:value="78.4737723214286">
                <text:p>78.4737723214286</text:p>
              </table:table-cell>
              <table:table-cell office:value-type="float" office:value="66.6286746125337">
                <text:p>66.62867461253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">
                <text:p>1600</text:p>
              </table:table-cell>
              <table:table-cell office:value-type="float" office:value="115.015997958543">
                <text:p>115.015997958543</text:p>
              </table:table-cell>
              <table:table-cell office:value-type="float" office:value="93.041396722561">
                <text:p>93.0413967225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">
                <text:p>3200</text:p>
              </table:table-cell>
              <table:table-cell office:value-type="float" office:value="205.736481741573">
                <text:p>205.736481741573</text:p>
              </table:table-cell>
              <table:table-cell office:value-type="float" office:value="105.233028017241">
                <text:p>105.2330280172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0">
                <text:p>4800</text:p>
              </table:table-cell>
              <table:table-cell office:value-type="float" office:value="230.589909340019">
                <text:p>230.589909340019</text:p>
              </table:table-cell>
              <table:table-cell office:value-type="float" office:value="108.038628851617">
                <text:p>108.0386288516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600">
                <text:p>9600</text:p>
              </table:table-cell>
              <table:table-cell office:value-type="float" office:value="239.99260467233">
                <text:p>239.99260467233</text:p>
              </table:table-cell>
              <table:table-cell office:value-type="float" office:value="111.347920185811">
                <text:p>111.3479201858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